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ffortless Data Storage: MongoDB Database and Raspberry Pi Pico W Walkthrough - Part 1</text:p>
      <text:p text:style-name="Standard"><text:a xlink:type="simple" xlink:href="https://www.youtube.com/watch?v=eiKlYOJVmcU" text:style-name="Internet_20_link" text:visited-style-name="Visited_20_Internet_20_Link">https://www.youtube.com/watch?v=eiKlYOJVmcU</text:a></text:p>
      <text:p text:style-name="Standard">Account anlegen → Data API</text:p>
      <text:p text:style-name="Standard"/>
      <text:p text:style-name="Standard">Cluster: Username: robertkk1950 → PW: qCG32GK9Y9zBGxaX</text:p>
      <text:p text:style-name="Standard"/>
      <text:p text:style-name="Standard">URL-Endpoint: <text:a xlink:type="simple" xlink:href="https://eu-central-1.aws.data.mongodb-api.com/app/data-vzosytd/endpoint/data/v1" text:style-name="Internet_20_link" text:visited-style-name="Visited_20_Internet_20_Link">https://eu-central-1.aws.data.mongodb-api.com/app/data-vzosytd/endpoint/data/v1</text:a></text:p>
      <text:p text:style-name="Standard"/>
      <text:p text:style-name="Standard">In Data API habe ich einen Testkey generiert: </text:p>
      <text:p text:style-name="Standard">2oHYgNo3B5PSBteHsxlqIInTNQUdBimWoWZutkoM0XTtScknMDFbrAh8WZinPDjs</text:p>
      <text:p text:style-name="Standard"/>
      <text:p text:style-name="Standard">Jetzt brauchen wir noch in Databases unsere Collections.</text:p>
      <text:p text:style-name="Standard"/>
      <text:p text:style-name="Standard"/>
      <text:p text:style-name="Standard"/>
      <text:p text:style-name="Standard">Der hier erklärt auch sehr gut, was MongoDB ist: </text:p>
      <text:p text:style-name="Standard"><text:a xlink:type="simple" xlink:href="https://www.youtube.com/watch?v=ExcRbA7fy_A&amp;list=PL4cUxeGkcC9h77dJ-QJlwGlZlTd4ecZOA" text:style-name="Internet_20_link" text:visited-style-name="Visited_20_Internet_20_Link">https://www.youtube.com/watch?v=ExcRbA7fy_A&amp;list=PL4cUxeGkcC9h77dJ-QJlwGlZlTd4ecZOA</text:a></text:p>
      <text:p text:style-name="Standard"/>
      <text:p text:style-name="Standard">Es gibt keine Tabellen, Spalten und Zeilen. </text:p>
      <text:p text:style-name="Standard">Daten werden in MongoDB in Collections gespeichert. Die Aufzeichnungen der Daten werden documents genannt, die wir JASON-Objekte aussehen. Sie haben key-value-Paare und können ineinander verschachtelt werden. </text:p>
      <text:p text:style-name="Standard">Für eine lokale Installation von MongoDB → <text:a xlink:type="simple" xlink:href="https://www.mongodb.com/try/download/community" text:style-name="Internet_20_link" text:visited-style-name="Visited_20_Internet_20_Link">https://www.mongodb.com/try/download/community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etzt mache ich die Mongodb-University:</text:p>
      <text:list xml:id="list2432216209070457473" text:style-name="L1">
        <text:list-item>
          <text:p text:style-name="P1">Nachdem ein Cluster angelegt ist, gehe ich auf Connect, um einen User und Passwort anzulegen → User: admin <text:s/>→ pw. UUR-q*cGgQ46t4e</text:p>
        </text:list-item>
        <text:list-item>
          <text:p text:style-name="P1">Um mit AtlasDb kommunizieren zu können, muss die IP-Adresse des lokalen Rechners in die Access-Liste eingetragen werden. Meine ist im Moment: 192.168.8.152 <text:s/>kann aber sein, dass, wenn der Router wieder angeschlossen ist, diese IP-Adresse anders lautet. </text:p>
        </text:list-item>
        <text:list-item>
          <text:p text:style-name="P1">Connection method → das hat das Video jetzt nicht angezeigt</text:p>
        </text:list-item>
        <text:list-item>
          <text:p text:style-name="P1">Ich klicke rechts auf die 3 Punkte und lade ein Muster-Datenset</text:p>
        </text:list-item>
      </text:list>
      <text:p text:style-name="Standard"/>
      <text:p text:style-name="Standard"/>
      <text:p text:style-name="Standard">Ich mache gerade mit Netninja weiter: <text:a xlink:type="simple" xlink:href="https://www.youtube.com/watch?v=g3Z0Av9yRSs&amp;list=PL4cUxeGkcC9h77dJ-QJlwGlZlTd4ecZOA&amp;index=7" text:style-name="Internet_20_link" text:visited-style-name="Visited_20_Internet_20_Link">https://www.youtube.com/watch?v=g3Z0Av9yRSs&amp;list=PL4cUxeGkcC9h77dJ-QJlwGlZlTd4ecZOA&amp;index=7</text:a></text:p>
      <text:p text:style-name="Standard">Lektion 6:</text:p>
      <text:p text:style-name="Standard"/>
      <text:p text:style-name="Standard">verschiedene Shell-Befehle:</text:p>
      <text:list xml:id="list1903966667989555661" text:style-name="L2">
        <text:list-item>
          <text:p text:style-name="P2">db.Books.insertOne</text:p>
        </text:list-item>
        <text:list-item>
          <text:p text:style-name="P2">db.Books.insertMany()</text:p>
        </text:list-item>
        <text:list-item>
          <text:p text:style-name="P2">db.Books.find() → liefert die ersten 20 documents</text:p>
        </text:list-item>
        <text:list-item>
          <text:p text:style-name="P2">wenn ich it danach schreibe, dann iteriert Mongodb über die nächsten 20 documents und zeigt sie an</text:p>
        </text:list-item>
        <text:list-item>
          <text:p text:style-name="P2"><text:soft-page-break/>db.Books.find ({author:“Hermann Hesse“}). Der Filter ist also ein key-value-paar</text:p>
        </text:list-item>
        <text:list-item>
          <text:p text:style-name="P2">db.Books.find ({author:“Hermann Hesse“, {title:1, author:1}) → das limitiert die Ausgabe auf 2 Ausgabefelder</text:p>
        </text:list-item>
        <text:list-item>
          <text:p text:style-name="P2">db.Books.find ({rating: 7}).count() → zählt die documents, welche dem Filterkriterium entsprechen</text:p>
        </text:list-item>
        <text:list-item>
          <text:p text:style-name="P2">db.Books.find ().limit(3) → begrenzt die Ausgabe auf 3 documents, welche dem Kriterium entsprechen.</text:p>
        </text:list-item>
        <text:list-item>
          <text:p text:style-name="P2">db.Books.find().sort({title:1}) → sortiert die Ausgabe alphabetisch nach dem Titel. Mit -1 als Argument wird die Sortier-Reihenfolge umgekehrt</text:p>
        </text:list-item>
        <text:list-item>
          <text:p text:style-name="P2">db.Books.find().sort({title:1}).limit(3) → liefert 3 Documents, welche dem Auswahlkriterium entsprechen</text:p>
        </text:list-item>
        <text:list-item>
          <text:p text:style-name="P2">Operatoren werden in Compass Shell mit {$gte oder$lte oder $lt : 6} bezeichnet. Es ist also ein Objekt, dem das Dollarzeichen vorangestellt wird. </text:p>
        </text:list-item>
        <text:list-item>
          <text:p text:style-name="P2">mit $or als oder kann ich mehrere Werte auswählen, die in einer Liste stehen müssen: db.Books.find({$or:[{rating: 7}, {pages: {$gt:300}}]})</text:p>
        </text:list-item>
        <text:list-item>
          <text:p text:style-name="P2">$in → es ist ähnlich wie or, aber wir geben eine Liste, statt einem Operator-Zeichen: Beispiel: db.Books.find(rating: {$in : [7,8,9,10]} Genauso gibt es ein $nin (not in list), wo alle documents ausgewählt werden, die nicht in der Liste des nin-Objektes stehen.</text:p>
        </text:list-item>
        <text:list-item>
          <text:p text:style-name="P2">db.Books.find({genres: „fantasy“}) sucht alle Documents, die fantasy im genre-Array haben. Schreibst Du db.Books.find({genres: ,[„fantasy“]}), so erhälst Du nur documents, welche in Ihrer genre-Liste allein „fantasy“ stehen haben.</text:p>
        </text:list-item>
        <text:list-item>
          <text:p text:style-name="P2">db.Books.find({genres: {$all: [„fantasy“, „dystopian“]}). Der $all-Operator ermöglicht die Auswahl von documents, welche die Elemente in der Liste enthalten, aber nicht nur diese, sie können auch noch mehr Elemente in der Liste haben. Das ist ohne $all nicht möglich</text:p>
        </text:list-item>
        <text:list-item>
          <text:p text:style-name="P2">db.Books.find({„reviews.name“: {$all: [„luigi“, „heinz“]}) wählt alle documents, welche unter reviews im Namensfeld bestimmte Werte haben. Wir verwenden hier also Punkt-Notation. Bei der Punktnotation wird der Key in Hochkommas gesetzt</text:p>
        </text:list-item>
        <text:list-item>
          <text:p text:style-name="P2">Löschen von Documents: db.Books.deleteOne{_id: xxxyyyy})</text:p>
        </text:list-item>
        <text:list-item>
          <text:p text:style-name="P2">Löschen von Documents: db.Books.deleteMany{author: „Terry Pratchett“})</text:p>
        </text:list-item>
        <text:list-item>
          <text:p text:style-name="P2">Wie bei delete, gibt es bei update ebenfalls ein updateOne() und ein updateMany(). Wir können einzelne Felder spezifizieren, die upgedated werden sollen. db.Books.updateOne({author: „Terry Pratchett“}, {$set:{rating:8, pages:360 }}) , der befehl nimmt das erste buch von Terry Pratchett und ändert das rating auf 8 und die pages auf 360 db.Books.updateMany({author: „Terry Pratchett“}, {$set: {author: „Terry Pratchet“}}), dieser befehl nimmt alle bücher von Terry Pratchett und ändert den author zu Terry Pratchet. db.Books.updateOne({_id: ObjectId('<text:span text:style-name="T1">66571b24ee9b8f2f839f69ad</text:span> ')}, {$inc: {pages: 2}}) der befehl erhöht die pages um 2 von der ObjectId(xxxxyyy). Inc = Increase</text:p>
          <text:p text:style-name="P2">db.Books.updateOne({_id: ObjectId('<text:span text:style-name="T1">66571b24ee9b8f2f839f69ad</text:span> ')}, {$inc: {pages: -2}}) der befehl verringert die pages um 2 von der ObjectId(xxxxyyy)</text:p>
          <text:p text:style-name="P2">db.Books.updateOne({_id: ObjectId('<text:span text:style-name="T1">66571b24ee9b8f2f839f69ad</text:span> ')}, {$pull: {genres: „fantasy“}}) dieser befehl zieht das genre „fantasy“ aus der genres array. Pull steht für delete oder löschen</text:p>
          <text:p text:style-name="P2">db.Books.updateOne({_id: ObjectId('<text:span text:style-name="T1">66571b24ee9b8f2f839f69ad</text:span> ')}, {$push: {genres: „fantasy“}}) dieser befehf fügt das genre „fantasy“ zu der genres array. Push erweitert eine Liste um einen Eintrag.</text:p>
          <text:p text:style-name="P2">db.Books.updateOne({_id: ObjectId('<text:span text:style-name="T1">66571b24ee9b8f2f839f69ad</text:span> ')}, {$push: {genres: {$each: [„1“, „2“]}}) dieser befehl fügt die genres „1“ und „2“ zu der array genres hinzu</text:p>
        </text:list-item>
        <text:list-item>
          <text:p text:style-name="P2">Mit insertOne und insertMany werden Daten in eine Collection eingefügt. </text:p>
        </text:list-item>
        <text:list-item>
          <text:p text:style-name="P2">Wir bauen eine App, die unsere Daten zeigt:<text:line-break/> a. Node.js installieren</text:p>
          <text:p text:style-name="P2"><text:s/>b. Nodejs. Starten mit npm init</text:p>
          <text:p text:style-name="P2">c. App.js erstellen und npm install express - - save. Express sollte as dependency im</text:p>
          <text:list>
            <text:list-header>
              <text:p text:style-name="P2"><text:soft-page-break/>d. nodemon = node-Monitor → wenn sich der Code für die node-Anwendung geändert hat, wird das Projekt automatisch neu gestartet. Installation mit npm install <text:s/>-g nodemon</text:p>
              <text:p text:style-name="P2">e. Installation des mongodb-Treibers: npm install mongodb - -save</text:p>
              <text:p text:style-name="P2">f. Mit nodemon appname wird ein Anwendung mit nodemon gestartet</text:p>
            </text:list-header>
          </text:list>
        </text:list-item>
      </text:list>
      <text:p text:style-name="Standard"/>
      <text:p text:style-name="Standard">Die Mongodb-Anbindung hat noch nicht geklappt.</text:p>
      <text:p text:style-name="Standard">Wir stellen erst mal eine Verbindung mit mqtt her: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26T19:24:08.15</meta:creation-date>
    <meta:generator>OpenOffice/4.1.15$Win32 OpenOffice.org_project/4115m2$Build-9813</meta:generator>
    <dc:date>2024-06-10T20:17:54.74</dc:date>
    <meta:editing-duration>P4DT5H31M46S</meta:editing-duration>
    <meta:editing-cycles>17</meta:editing-cycles>
    <meta:document-statistic meta:table-count="0" meta:image-count="0" meta:object-count="0" meta:page-count="3" meta:paragraph-count="53" meta:word-count="775" meta:character-count="5964"/>
  </office:meta>
</office:document-meta>
</file>